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Ubuntu" svg:font-family="Ubuntu" style:font-adornments="Normal" style:font-pitch="variable"/>
  </office:font-face-decls>
  <office:automatic-styles>
    <style:style style:name="Tableau14" style:family="table">
      <style:table-properties style:width="17.403cm" table:align="margins" fo:background-color="transparent" style:writing-mode="lr-tb">
        <style:background-image/>
      </style:table-properties>
    </style:style>
    <style:style style:name="Tableau14.A" style:family="table-column">
      <style:table-column-properties style:column-width="2.14cm" style:rel-column-width="8058*"/>
    </style:style>
    <style:style style:name="Tableau14.B" style:family="table-column">
      <style:table-column-properties style:column-width="2.163cm" style:rel-column-width="8143*"/>
    </style:style>
    <style:style style:name="Tableau14.C" style:family="table-column">
      <style:table-column-properties style:column-width="2.635cm" style:rel-column-width="9922*"/>
    </style:style>
    <style:style style:name="Tableau14.D" style:family="table-column">
      <style:table-column-properties style:column-width="6.983cm" style:rel-column-width="26299*"/>
    </style:style>
    <style:style style:name="Tableau14.E" style:family="table-column">
      <style:table-column-properties style:column-width="3.482cm" style:rel-column-width="13113*"/>
    </style:style>
    <style:style style:name="Tableau14.A1" style:family="table-cell">
      <style:table-cell-properties fo:padding="0.199cm" fo:border-left="0.05pt solid #000000" fo:border-right="none" fo:border-top="0.05pt solid #000000" fo:border-bottom="0.05pt solid #000000" style:writing-mode="page"/>
    </style:style>
    <style:style style:name="Tableau14.E1" style:family="table-cell">
      <style:table-cell-properties fo:padding="0.199cm" fo:border="0.05pt solid #000000" style:writing-mode="page"/>
    </style:style>
    <style:style style:name="Tableau14.2" style:family="table-row">
      <style:table-row-properties fo:background-color="transparent">
        <style:background-image/>
      </style:table-row-properties>
    </style:style>
    <style:style style:name="Tableau14.A2" style:family="table-cell">
      <style:table-cell-properties fo:padding="0.199cm" fo:border-left="0.05pt solid #000000" fo:border-right="none" fo:border-top="none" fo:border-bottom="0.05pt solid #000000" style:writing-mode="page"/>
    </style:style>
    <style:style style:name="Tableau14.E2" style:family="table-cell">
      <style:table-cell-properties fo:padding="0.19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.403cm" table:align="margins" style:shadow="none" style:may-break-between-rows="true" style:writing-mode="lr-tb" table:border-model="collapsing"/>
    </style:style>
    <style:style style:name="Tableau1.A" style:family="table-column">
      <style:table-column-properties style:column-width="3.286cm" style:rel-column-width="1863*"/>
    </style:style>
    <style:style style:name="Tableau1.B" style:family="table-column">
      <style:table-column-properties style:column-width="3.505cm" style:rel-column-width="1987*"/>
    </style:style>
    <style:style style:name="Tableau1.C" style:family="table-column">
      <style:table-column-properties style:column-width="10.612cm" style:rel-column-width="6016*"/>
    </style:style>
    <style:style style:name="Tableau1.A1" style:family="table-cell">
      <style:table-cell-properties fo:background-color="#00599d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00599d" fo:padding="0.199cm" fo:border="0.5pt solid #000000" style:writing-mode="pag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 style:data-style-name="N20000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 style:data-style-name="N20000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3" style:family="table-cell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4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7" style:family="table-cell" style:data-style-name="N20000">
      <style:table-cell-properties fo:background-color="#dddddd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7" style:family="table-cell" style:data-style-name="N20000">
      <style:table-cell-properties fo:background-color="#dddddd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8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8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10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10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14" style:family="table-cell" style:data-style-name="N2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au1.C14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color="#666666" loext:opacity="100%" fo:font-size="12pt" fo:font-style="italic" officeooo:rsid="0072c0d1" officeooo:paragraph-rsid="008b5dbe" style:font-size-asian="12pt" style:font-style-asian="italic" style:font-size-complex="12pt" style:font-style-complex="italic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tandard">
      <style:paragraph-properties fo:text-align="justify" style:justify-single-word="false" style:writing-mode="lr-tb"/>
      <style:text-properties officeooo:paragraph-rsid="008ccd39"/>
    </style:style>
    <style:style style:name="P4" style:family="paragraph" style:parent-style-name="Contents_20_1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4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9087c2" officeooo:paragraph-rsid="009087c2"/>
    </style:style>
    <style:style style:name="P9" style:family="paragraph" style:parent-style-name="Standard">
      <style:text-properties fo:font-size="32pt" officeooo:rsid="00976aba" officeooo:paragraph-rsid="00976aba" style:font-size-asian="32pt" style:font-size-complex="32pt"/>
    </style:style>
    <style:style style:name="P10" style:family="paragraph" style:parent-style-name="Standard" style:master-page-name="First_20_Page">
      <style:paragraph-properties style:page-number="auto"/>
    </style:style>
    <style:style style:name="P11" style:family="paragraph" style:parent-style-name="Standard">
      <style:paragraph-properties fo:text-align="center" style:justify-single-word="false"/>
      <style:text-properties fo:color="#2a6099" loext:opacity="100%" fo:font-size="24pt" fo:font-weight="bold" officeooo:rsid="00976aba" officeooo:paragraph-rsid="00976aba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loext:opacity="100%" fo:font-size="20pt" fo:font-weight="bold" officeooo:rsid="00976aba" officeooo:paragraph-rsid="00976aba" style:font-size-asian="20pt" style:font-weight-asian="bold" style:font-size-complex="20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Liberation Sans2" fo:font-size="18pt" officeooo:paragraph-rsid="00976aba" style:font-size-asian="18pt" style:font-size-complex="18pt"/>
    </style:style>
    <style:style style:name="P14" style:family="paragraph" style:parent-style-name="Standard">
      <style:paragraph-properties fo:text-align="end" style:justify-single-word="false"/>
      <style:text-properties style:font-name="Liberation Sans2" fo:font-size="16pt" fo:font-weight="bold" officeooo:paragraph-rsid="00976aba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ans2" fo:font-size="14pt" fo:font-weight="normal" officeooo:rsid="009960bd" officeooo:paragraph-rsid="009960bd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center" style:justify-single-word="false"/>
      <style:text-properties fo:color="#729fcf" loext:opacity="100%" fo:font-size="20pt" fo:font-weight="bold" officeooo:rsid="00976aba" officeooo:paragraph-rsid="00976aba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be480a" loext:opacity="100%" fo:font-size="28pt" fo:font-weight="bold" officeooo:rsid="00976aba" officeooo:paragraph-rsid="00976aba" style:font-size-asian="28pt" style:font-weight-asian="bold" style:font-size-complex="28pt" style:font-weight-complex="bold"/>
    </style:style>
    <style:style style:name="P19" style:family="paragraph" style:parent-style-name="Standard">
      <style:paragraph-properties fo:break-before="page"/>
      <style:text-properties officeooo:paragraph-rsid="009960bd"/>
    </style:style>
    <style:style style:name="P20" style:family="paragraph" style:parent-style-name="Standard" style:list-style-name="">
      <style:paragraph-properties fo:text-align="start" style:justify-single-word="false" fo:orphans="2" fo:widows="2" fo:hyphenation-ladder-count="no-limit"/>
      <style:text-properties fo:language="fr" fo:country="FR" officeooo:rsid="0050b4f2" officeooo:paragraph-rsid="009960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">
      <style:paragraph-properties fo:text-align="start" style:justify-single-word="false" fo:keep-together="always" fo:orphans="2" fo:widows="2" fo:hyphenation-ladder-count="no-limit"/>
      <style:text-properties fo:language="fr" fo:country="FR" officeooo:rsid="0050b4f2" officeooo:paragraph-rsid="009960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text-properties style:font-name="Arial1" officeooo:rsid="02964e90" officeooo:paragraph-rsid="009960bd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08ccd39"/>
    </style:style>
    <style:style style:name="P24" style:family="paragraph" style:parent-style-name="Standard">
      <style:text-properties fo:font-size="20pt" style:font-size-asian="20pt" style:font-size-complex="20pt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0a1ff3d" officeooo:paragraph-rsid="00a1ff3d"/>
    </style:style>
    <style:style style:name="P26" style:family="paragraph" style:parent-style-name="Standard">
      <style:text-properties officeooo:rsid="00a411b3" officeooo:paragraph-rsid="00a411b3"/>
    </style:style>
    <style:style style:name="P27" style:family="paragraph" style:parent-style-name="Table_20_Contents">
      <style:text-properties style:font-name="Liberation Sans2" officeooo:rsid="02964e90" officeooo:paragraph-rsid="009960bd"/>
    </style:style>
    <style:style style:name="P28" style:family="paragraph" style:parent-style-name="Table_20_Contents">
      <style:text-properties style:font-name="Liberation Sans2" officeooo:rsid="0098f58d" officeooo:paragraph-rsid="009960bd"/>
    </style:style>
    <style:style style:name="P29" style:family="paragraph" style:parent-style-name="Table_20_Contents">
      <style:text-properties style:font-name="Liberation Sans2" officeooo:paragraph-rsid="009960bd"/>
    </style:style>
    <style:style style:name="P30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2" fo:font-size="11pt" fo:font-style="normal" fo:text-shadow="none" style:text-underline-style="none" fo:font-weight="bold" officeooo:rsid="00a4219b" officeooo:paragraph-rsid="00a4219b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paragraph-rsid="00a4fd9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a4219b" officeooo:paragraph-rsid="00a4219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a61526" officeooo:paragraph-rsid="00a6152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2" fo:font-size="11pt" fo:font-style="normal" fo:text-shadow="none" style:text-underline-style="none" fo:font-weight="normal" officeooo:rsid="00a4fd97" officeooo:paragraph-rsid="00a4fd9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ans2" fo:language="fr" fo:country="FR" officeooo:paragraph-rsid="009960bd" loext:padding="0cm" loext:border="none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Liberation Sans2" fo:font-size="12pt" fo:language="fr" fo:country="FR" officeooo:rsid="02964e90" officeooo:paragraph-rsid="009960bd" loext:padding="0cm" loext:border="none"/>
    </style:style>
    <style:style style:name="P40" style:family="paragraph" style:parent-style-name="Text_20_body">
      <style:text-properties officeooo:paragraph-rsid="00a01660"/>
    </style:style>
    <style:style style:name="P41" style:family="paragraph" style:parent-style-name="Text_20_body" style:list-style-name="L1">
      <style:text-properties officeooo:paragraph-rsid="00a01660"/>
    </style:style>
    <style:style style:name="T1" style:family="text">
      <style:text-properties officeooo:rsid="008b5dbe"/>
    </style:style>
    <style:style style:name="T2" style:family="text">
      <style:text-properties style:use-window-font-color="true" loext:opacity="0%" style:font-name="Arial" fo:font-size="12pt" officeooo:rsid="00901464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3" style:family="text">
      <style:text-properties officeooo:rsid="00976ab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976aba"/>
    </style:style>
    <style:style style:name="T6" style:family="text">
      <style:text-properties officeooo:rsid="009960bd"/>
    </style:style>
    <style:style style:name="T7" style:family="text">
      <style:text-properties style:font-name="Arial1" officeooo:rsid="02964e90"/>
    </style:style>
    <style:style style:name="T8" style:family="text">
      <style:text-properties fo:font-weight="normal" officeooo:rsid="00976aba" style:font-weight-asian="normal" style:font-weight-complex="normal"/>
    </style:style>
    <style:style style:name="T9" style:family="text">
      <style:text-properties fo:font-weight="normal" officeooo:rsid="00a01660" style:font-weight-asian="normal" style:font-weight-complex="normal"/>
    </style:style>
    <style:style style:name="T10" style:family="text">
      <style:text-properties officeooo:rsid="009e80f8"/>
    </style:style>
    <style:style style:name="T11" style:family="text">
      <style:text-properties officeooo:rsid="00a01660"/>
    </style:style>
    <style:style style:name="T12" style:family="text">
      <style:text-properties officeooo:rsid="00a24386"/>
    </style:style>
    <style:style style:name="T13" style:family="text">
      <style:text-properties officeooo:rsid="00a4219b"/>
    </style:style>
    <style:style style:name="T14" style:family="text">
      <style:text-properties officeooo:rsid="00a4fd97"/>
    </style:style>
    <style:style style:name="T15" style:family="text">
      <style:text-properties fo:font-size="11pt" style:font-size-asian="11pt" style:font-size-complex="11pt"/>
    </style:style>
    <style:style style:name="T16" style:family="text">
      <style:text-properties fo:font-size="11pt" officeooo:rsid="00a4fd97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Rapport d’étude</text:p>
      <text:p text:style-name="P9"/>
      <text:p text:style-name="P11">« Entraînement d’un réseau de neurone</text:p>
      <text:p text:style-name="P11">pour la détection de petits objets 3D</text:p>
      <text:p text:style-name="P11">dans des images »</text:p>
      <text:p text:style-name="P12"/>
      <text:p text:style-name="P17">Exploitation sur carte Raspberry Pi 4</text:p>
      <text:p text:style-name="P24"/>
      <text:p text:style-name="P24"/>
      <text:p text:style-name="P2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4">Jean-Luc CHARLES<text:line-break/>Consultant IA/Data processing</text:p>
      <text:p text:style-name="P13"><text:span text:style-name="T4"/></text:p>
      <text:p text:style-name="P15">version 1.0 du 25 novembre 2024</text:p>
      <text:p text:style-name="P19"><text:span text:style-name="T7">HISTORIQUE DES MODIFICATIONS </text:span></text:p>
      <text:p text:style-name="P2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row>
          <table:table-cell table:style-name="Tableau14.A1" office:value-type="string">
            <text:p text:style-name="P38">Édition</text:p>
          </table:table-cell>
          <table:table-cell table:style-name="Tableau14.A1" office:value-type="string">
            <text:p text:style-name="P38">Révision</text:p>
          </table:table-cell>
          <table:table-cell table:style-name="Tableau14.A1" office:value-type="string">
            <text:p text:style-name="P39">Date</text:p>
          </table:table-cell>
          <table:table-cell table:style-name="Tableau14.A1" office:value-type="string">
            <text:p text:style-name="P38">Modification</text:p>
          </table:table-cell>
          <table:table-cell table:style-name="Tableau14.E1" office:value-type="string">
            <text:p text:style-name="P38">Visa</text:p>
          </table:table-cell>
        </table:table-row>
        <table:table-row table:style-name="Tableau14.2">
          <table:table-cell table:style-name="Tableau14.A2" office:value-type="string">
            <text:p text:style-name="P27">1</text:p>
          </table:table-cell>
          <table:table-cell table:style-name="Tableau14.A2" office:value-type="string">
            <text:p text:style-name="P27">0</text:p>
          </table:table-cell>
          <table:table-cell table:style-name="Tableau14.A2" office:value-type="string">
            <text:p text:style-name="P28">2024-<text:span text:style-name="T6">11</text:span>-<text:span text:style-name="T6">21</text:span></text:p>
          </table:table-cell>
          <table:table-cell table:style-name="Tableau14.A2" office:value-type="string">
            <text:p text:style-name="P27">Version initiale</text:p>
          </table:table-cell>
          <table:table-cell table:style-name="Tableau14.E2" office:value-type="string">
            <text:p text:style-name="P29"/>
          </table:table-cell>
        </table:table-row>
      </table:table>
      <text:h text:style-name="P21" text:outline-level="1"/>
      <text:h text:style-name="P20" text:outline-level="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P6">Table des matières</text:p>
          </text:index-title>
          <text:p text:style-name="P4"><text:a xlink:type="simple" xlink:href="#__RefHeading___Toc2435_2882575998" text:style-name="Index_20_Link" text:visited-style-name="Index_20_Link">1 Contexte de l’étude<text:tab/>4</text:a></text:p>
          <text:p text:style-name="P5"><text:a xlink:type="simple" xlink:href="#__RefHeading___Toc2731_2882575998" text:style-name="Index_20_Link" text:visited-style-name="Index_20_Link">1.1 Objectifs de l’étude<text:tab/>4</text:a></text:p>
          <text:p text:style-name="P4"><text:a xlink:type="simple" xlink:href="#__RefHeading___Toc2733_2882575998" text:style-name="Index_20_Link" text:visited-style-name="Index_20_Link">2 Documents applicables<text:tab/>5</text:a></text:p>
        </text:index-body>
      </text:table-of-content>
      <text:p text:style-name="P8"/>
      <text:p text:style-name="P8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 text:protected="true">
            <text:p text:style-name="Figure_20_Index_20_Heading">Index des figures</text:p>
          </text:index-title>
        </text:index-body>
      </text:illustration-index>
      <text:p text:style-name="P8"/>
      <text:p text:style-name="P8"/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des tableaux1_Head" text:protected="true">
            <text:p text:style-name="Table_20_index_20_heading">Index des tableaux</text:p>
          </text:index-title>
        </text:index-body>
      </text:table-index>
      <text:p text:style-name="P8"/>
      <text:h text:style-name="P7" text:outline-level="1"><text:bookmark-start text:name="__RefHeading___Toc2435_2882575998"/>Contexte de l’étude<text:bookmark-end text:name="__RefHeading___Toc2435_2882575998"/></text:h>
      <text:p text:style-name="Text_20_body"><text:span text:style-name="T11">Depuis janvier 2023 l</text:span>’association « la ligue de l’enseignement » <text:span text:style-name="T11">coordonne le </text:span>le projet UCIA <text:s/><text:span text:style-name="T11">(Usages et </text:span>Consciences Des Intelligences Artificielles<text:span text:style-name="T11">). Dans le cadre de ce projet, un kit pédagogique doit être créé incluant notamment un robot IA Open </text:span>Source et Open Hardware <text:span text:style-name="T11">dont l’utilisation doit permettre d’encourager un regard critique </text:span>sur l’Intelligence Artificielle.</text:p>
      <text:p text:style-name="P40"><text:span text:style-name="T11">Le document </text:span><text:span text:style-name="File"><text:span text:style-name="T11">UCIA_Cahier des charges 11-2024.pdf</text:span></text:span><text:span text:style-name="T11"> précise le fonctionnement attendu du robot support des fonctionnalités IA. </text:span>Trois niveaux sont décrits dans le cahier des charges UCIA : dans le cadre de cette étude <text:span text:style-name="T3">Il s'agit de développer essentiellement le </text:span><text:span text:style-name="T5">jalon Niveau 0 pour le mode chasseur trésor</text:span><text:span text:style-name="T8"> </text:span><text:span text:style-name="T9">(page 8 à 11).</text:span></text:p>
      <text:p text:style-name="P40"><text:span text:style-name="T9"/></text:p>
      <text:h text:style-name="Heading_20_2" text:outline-level="2"><text:bookmark-start text:name="__RefHeading___Toc2731_2882575998"/>Objectifs de l’étude<text:bookmark-end text:name="__RefHeading___Toc2731_2882575998"/></text:h>
      <text:p text:style-name="Text_20_body">Compte tenu des besoins fonctionnels exprimés dans le cahier des charges UCIA <text:span text:style-name="T11">pour le « jalon Niveau 0 pour le mode chasseur trésor » mentionné ci-dessus</text:span>, les objectifs de l’étude <text:span text:style-name="T12">sont</text:span> :</text:p>
      <text:list text:style-name="L1">
        <text:list-item>
          <text:p text:style-name="P41"><text:span text:style-name="T11">Développement d’une procédure d’entraînement d’un réseau de la famille YOLO</text:span></text:p>
        </text:list-item>
        <text:list-item>
          <text:p text:style-name="P41"><text:span text:style-name="T12">L’exploitation s</text:span>ur <text:span text:style-name="T12">carte </text:span>RPi4 munie d’une caméra RPi2, <text:span text:style-name="T12">d’</text:span>un réseau de neurones de la famille YOLO entraîné à détecter trois types d’objets (sphère, cube, étoile) situés en face du robot portant la caméra, dans un rayon de 5 à 45 cm.</text:p>
        </text:list-item>
      </text:list>
      <text:p text:style-name="Text_20_body"><text:span text:style-name="T2"/></text:p>
      <text:p text:style-name="P3"/>
      <text:h text:style-name="Heading_20_1" text:outline-level="1">Préparation du jeu de données</text:h>
      <text:p text:style-name="P26"/>
      <text:h text:style-name="Heading_20_1" text:outline-level="1">Entraînement du réseau YOLO</text:h>
      <text:p text:style-name="P26"/>
      <text:h text:style-name="Heading_20_1" text:outline-level="1">Performance des réseaux entraînés</text:h>
      <text:p text:style-name="P26"/>
      <text:h text:style-name="Heading_20_1" text:outline-level="1">Exploitation sur RPi4 du réseau YOLO entraîné</text:h>
      <text:h text:style-name="Heading_20_2" text:outline-level="2">Configuration de la carte RPi4</text:h>
      <text:h text:style-name="Heading_20_2" text:outline-level="2">Chargement du réseau YOLO</text:h>
      <text:h text:style-name="Heading_20_2" text:outline-level="2">Résultats</text:h>
      <text:p text:style-name="Standard"/>
      <text:h text:style-name="P7" text:outline-level="1">Glos<text:span text:style-name="T13">sa</text:span>ire</text:h>
      <table:table table:name="Tableau1" table:style-name="Tableau1" table:template-name="Box List Blue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30">Nom anglais</text:p>
          </table:table-cell>
          <table:table-cell table:style-name="Tableau1.A1" office:value-type="string">
            <text:p text:style-name="P30">Nom français</text:p>
          </table:table-cell>
          <table:table-cell table:style-name="Tableau1.C1" office:value-type="string">
            <text:p text:style-name="P30">signification</text:p>
          </table:table-cell>
        </table:table-row>
        <table:table-row table:style-name="Tableau1.2">
          <table:table-cell table:style-name="Tableau1.A2" office:value-type="string">
            <text:p text:style-name="P33"/>
          </table:table-cell>
          <table:table-cell table:style-name="Tableau1.B2">
            <text:p text:style-name="P33"/>
          </table:table-cell>
          <table:table-cell table:style-name="Tableau1.C2">
            <text:p text:style-name="P33"/>
          </table:table-cell>
        </table:table-row>
        <table:table-row>
          <table:table-cell table:style-name="Tableau1.A3" office:value-type="string">
            <text:p text:style-name="P35">Epoch</text:p>
          </table:table-cell>
          <table:table-cell table:style-name="Tableau1.B3" office:value-type="string">
            <text:p text:style-name="P35">Époque</text:p>
          </table:table-cell>
          <table:table-cell table:style-name="Tableau1.C3" office:value-type="string">
            <text:p text:style-name="P35">Une itération de l’entraînement du réseau de neurones sur l’ensemble complet des données.</text:p>
          </table:table-cell>
        </table:table-row>
        <table:table-row>
          <table:table-cell table:style-name="Tableau1.A2" office:value-type="string">
            <text:p text:style-name="P35">Batch</text:p>
          </table:table-cell>
          <table:table-cell table:style-name="Tableau1.B4" office:value-type="string">
            <text:p text:style-name="P35">Lot</text:p>
          </table:table-cell>
          <table:table-cell table:style-name="Tableau1.C4" office:value-type="string">
            <text:p text:style-name="P35">Ensemble de données fournies pour un entraînement<text:line-break/>Dans cette étude : un paquet d’images fournies pour un entraînement du réseau de neurones</text:p>
          </table:table-cell>
        </table:table-row>
        <table:table-row table:style-name="Tableau1.2">
          <table:table-cell table:style-name="Tableau1.A3" office:value-type="string">
            <text:p text:style-name="P36">Batch size</text:p>
          </table:table-cell>
          <table:table-cell table:style-name="Tableau1.B5" office:value-type="string">
            <text:p text:style-name="P36">Taille de lot</text:p>
          </table:table-cell>
          <table:table-cell table:style-name="Tableau1.C5" office:value-type="string">
            <text:p text:style-name="P36">C’est un méta-paramètre qui fixe la taille du lot fournit pour un entraînement du réseau de neurones.<text:line-break/>Dans notre étude c’est le nombre d’images fournies à chaque entraînement.</text:p>
          </table:table-cell>
        </table:table-row>
        <table:table-row table:style-name="Tableau1.2">
          <table:table-cell table:style-name="Tableau1.A2" office:value-type="string">
            <text:p text:style-name="P33"/>
          </table:table-cell>
          <table:table-cell table:style-name="Tableau1.B2">
            <text:p text:style-name="P33"/>
          </table:table-cell>
          <table:table-cell table:style-name="Tableau1.C2">
            <text:p text:style-name="P33"/>
          </table:table-cell>
        </table:table-row>
        <table:table-row table:style-name="Tableau1.2">
          <table:table-cell table:style-name="Tableau1.A3" office:value-type="string">
            <text:p text:style-name="P33"/>
          </table:table-cell>
          <table:table-cell table:style-name="Tableau1.B7">
            <text:p text:style-name="P33"/>
          </table:table-cell>
          <table:table-cell table:style-name="Tableau1.C7">
            <text:p text:style-name="P33"/>
          </table:table-cell>
        </table:table-row>
        <table:table-row table:style-name="Tableau1.2">
          <table:table-cell table:style-name="Tableau1.A2" office:value-type="string">
            <text:p text:style-name="P34"><text:span text:style-name="T14">Overfitting</text:span></text:p>
          </table:table-cell>
          <table:table-cell table:style-name="Tableau1.B8" office:value-type="string">
            <text:p text:style-name="P37">Sur-entraînement</text:p>
          </table:table-cell>
          <table:table-cell table:style-name="Tableau1.C8" office:value-type="string">
            <text:p text:style-name="P37">C’est un défaut de l’entraînement, où le réseau est sur-entraîné avec les données d’entraînement et par suite il devient moins performant pour faire des déductions correctes sur de nouvelles images qu’il n’a jamais vu.</text:p>
          </table:table-cell>
        </table:table-row>
        <table:table-row table:style-name="Tableau1.2">
          <table:table-cell table:style-name="Tableau1.A3" office:value-type="string">
            <text:p text:style-name="P37"/>
          </table:table-cell>
          <table:table-cell table:style-name="Tableau1.B7">
            <text:p text:style-name="P33"/>
          </table:table-cell>
          <table:table-cell table:style-name="Tableau1.C7">
            <text:p text:style-name="P33"/>
          </table:table-cell>
        </table:table-row>
        <table:table-row table:style-name="Tableau1.2">
          <table:table-cell table:style-name="Tableau1.A2" office:value-type="string">
            <text:p text:style-name="P37">Patience</text:p>
          </table:table-cell>
          <table:table-cell table:style-name="Tableau1.B10" office:value-type="string">
            <text:p text:style-name="P37">Patience</text:p>
          </table:table-cell>
          <table:table-cell table:style-name="Tableau1.C10" office:value-type="string">
            <text:p text:style-name="P31"><text:span text:style-name="T15">Nombre d'époques à attendre sans amélioration des mesures de validation avant d'arrêter l’</text:span><text:span text:style-name="T16">entraînement.</text:span><text:span text:style-name="T15"> Permet d'éviter l’</text:span><text:span text:style-name="T16">overfitting</text:span><text:span text:style-name="T15"> </text:span><text:a xlink:type="simple" xlink:href="https://www.ultralytics.com/glossary/overfitting" text:style-name="Internet_20_link" text:visited-style-name="Visited_20_Internet_20_Link"><text:span text:style-name="T15">surajustement</text:span></text:a><text:span text:style-name="T15"> en arrêtant la formation lorsque les performances atteignent un plateau.</text:span></text:p>
          </table:table-cell>
        </table:table-row>
        <table:table-row table:style-name="Tableau1.2">
          <table:table-cell table:style-name="Tableau1.A3" office:value-type="string">
            <text:p text:style-name="P33"/>
          </table:table-cell>
          <table:table-cell table:style-name="Tableau1.B7">
            <text:p text:style-name="P33"/>
          </table:table-cell>
          <table:table-cell table:style-name="Tableau1.C7">
            <text:p text:style-name="P33"/>
          </table:table-cell>
        </table:table-row>
        <table:table-row table:style-name="Tableau1.2">
          <table:table-cell table:style-name="Tableau1.A2" office:value-type="string">
            <text:p text:style-name="P33"/>
          </table:table-cell>
          <table:table-cell table:style-name="Tableau1.B2">
            <text:p text:style-name="P33"/>
          </table:table-cell>
          <table:table-cell table:style-name="Tableau1.C2">
            <text:p text:style-name="P33"/>
          </table:table-cell>
        </table:table-row>
        <table:table-row>
          <table:table-cell table:style-name="Tableau1.A3" office:value-type="string">
            <text:p text:style-name="P33"/>
          </table:table-cell>
          <table:table-cell table:style-name="Tableau1.B7">
            <text:p text:style-name="P33"/>
          </table:table-cell>
          <table:table-cell table:style-name="Tableau1.C7">
            <text:p text:style-name="P33"/>
          </table:table-cell>
        </table:table-row>
        <table:table-row table:style-name="Tableau1.2">
          <table:table-cell table:style-name="Tableau1.A14" office:value-type="string">
            <text:p text:style-name="P32"/>
          </table:table-cell>
          <table:table-cell table:style-name="Tableau1.B14">
            <text:p text:style-name="P32"/>
          </table:table-cell>
          <table:table-cell table:style-name="Tableau1.C14">
            <text:p text:style-name="P32"/>
          </table:table-cell>
        </table:table-row>
      </table:table>
      <text:p text:style-name="Text_20_body"/>
      <text:h text:style-name="P7" text:outline-level="1"><text:bookmark-start text:name="__RefHeading___Toc2733_2882575998"/>Documents applicables<text:bookmark-end text:name="__RefHeading___Toc2733_2882575998"/></text:h>
      <text:p text:style-name="Standard">UCIA Cahier des charges : Robot ROSA avec Intelligence Artificielle OpenSource et <text:s/>OpenHardware</text:p>
      <text:p text:style-name="P23"><text:s/></text:p>
      <text:p text:style-name="P23"/>
      <text:p text:style-name="P25">page du site roboflow pour l’accès publique au jeu de données de l’étude :</text:p>
      <text:p text:style-name="P25"><text:a xlink:type="simple" xlink:href="https://universe.roboflow.com/ucia/ucia-ia-object-detection/dataset/2" text:style-name="Internet_20_link" text:visited-style-name="Visited_20_Internet_20_Link">https://universe.roboflow.com/ucia/ucia-ia-object-detection/dataset/2</text:a></text:p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Ubuntu" svg:font-family="Ubuntu" style:font-adornments="Normal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fr" fo:country="FR" style:letter-kerning="true" style:font-name-asian="DejaVu Sans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swiss" fo:font-size="12p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Text_20_body" loext:linked-style-name="Heading_20_1_20_Char" style:default-outline-level="1" style:class="text" style:master-page-name="">
      <style:paragraph-properties fo:margin-top="0cm" fo:margin-bottom="0.6cm" style:contextual-spacing="false" fo:keep-together="always" style:page-number="auto" fo:keep-with-next="always"/>
      <style:text-properties fo:color="#2e74b5" loext:opacity="100%" style:font-name="Arial" fo:font-family="Arial" style:font-family-generic="swiss" fo:font-size="16pt" fo:font-weight="bold" style:font-name-asian="DejaVu Sans" style:font-family-asian="'DejaVu Sans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class="text">
      <style:paragraph-properties fo:margin-top="0cm" fo:margin-bottom="0.4cm" style:contextual-spacing="false" fo:keep-together="always" fo:keep-with-next="always"/>
      <style:text-properties fo:color="#2e74b5" loext:opacity="100%" style:font-name="Arial" fo:font-family="Arial" style:font-family-generic="swiss" fo:font-size="14pt" fo:font-weight="bold" style:font-name-asian="DejaVu Sans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Figure" style:family="paragraph" style:parent-style-name="Caption" style:class="extra">
      <style:paragraph-properties>
        <style:tab-stops/>
      </style:paragraph-properties>
      <style:text-properties fo:font-size="11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text-align="justify" style:justify-single-word="false"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margin-top="0.499cm" fo:margin-bottom="0cm" style:contextual-spacing="false" fo:padding="0.049cm" fo:border-left="none" fo:border-right="none" fo:border-top="0.06pt solid #000000" fo:border-bottom="none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3cm" style:contextual-spacing="false"/>
      <style:text-properties fo:color="#2e74b5" loext:opacity="100%" fo:font-size="13pt" fo:font-weight="bold" style:font-size-asian="14pt" style:font-weight-asian="bold" style:font-size-complex="14pt" style:font-weight-complex="60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01cm" style:type="center"/>
          <style:tab-stop style:position="17.403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9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.402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7.4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rial" fo:font-family="Arial" style:font-family-generic="swiss" fo:font-size="16pt" style:font-name-asian="DejaVu Sans" style:font-family-asian="'DejaVu Sans'" style:font-family-generic-asian="system" style:font-pitch-asian="variable" style:font-size-asian="16pt" style:font-name-complex="FreeSans" style:font-family-complex="FreeSans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e74b5" loext:opacity="100%" style:font-name="Arial" fo:font-family="Arial" style:font-family-generic="swiss" fo:font-size="13pt" style:font-name-asian="DejaVu Sans" style:font-family-asian="'DejaVu Sans'" style:font-family-generic-asian="system" style:font-pitch-asian="variable" style:font-size-asian="13pt" style:font-name-complex="FreeSans" style:font-family-complex="FreeSans" style:font-family-generic-complex="system" style:font-pitch-complex="variable" style:font-size-complex="13pt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ile" style:family="text" style:parent-style-name="Source_20_Text">
      <style:text-properties fo:color="#1e6a39" loext:opacity="100%" style:font-name="Ubuntu" fo:font-family="Ubuntu" style:font-style-name="Normal" style:font-pitch="variable" fo:font-weight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Box_20_List_20_Blue.1" style:display-name="Box List Bl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-gradient-name="gradient" draw:fill-hatch-name="hatch"/>
      <style:paragraph-properties fo:padding="0.049cm" fo:border-left="none" fo:border-right="none" fo:border-top="none" fo:border-bottom="0.06pt solid #000000"/>
      <style:text-properties fo:color="#666666" loext:opacity="100%" fo:font-size="12pt" fo:font-style="italic" officeooo:rsid="0072c0d1" officeooo:paragraph-rsid="008b5dbe" style:font-size-asian="12pt" style:font-style-asian="italic" style:font-size-complex="12pt" style:font-style-complex="italic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officeooo:rsid="009e80f8"/>
    </style:style>
    <style:style style:name="MT2" style:family="text">
      <style:text-properties officeooo:rsid="009960bd"/>
    </style:style>
    <style:style style:name="MT3" style:family="text">
      <style:text-properties officeooo:rsid="008b5dbe"/>
    </style:style>
    <style:page-layout style:name="Mpm1">
      <style:page-layout-properties fo:page-width="21.001cm" fo:page-height="29.7cm" style:num-format="1" style:print-orientation="portrait" fo:margin-top="0.801cm" fo:margin-bottom="0.619cm" fo:margin-left="1.799cm" fo:margin-right="1.799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35cm" fo:margin-left="0cm" fo:margin-right="0cm" fo:margin-bottom="0.499cm" fo:background-color="transparent" style:dynamic-spacing="false" draw:fill="none" draw:fill-color="#729fcf"/>
      </style:header-style>
      <style:footer-style>
        <style:header-footer-properties svg:height="1.08cm" fo:margin-left="0cm" fo:margin-right="0cm" fo:margin-top="0.891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1.265cm" fo:margin-right="1.45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UCIA - </text:span><text:span text:style-name="MT2">Réseau de neurones pour la détection d’objets 3D<text:tab/></text:span><text:span text:style-name="MT3">v1.0</text:span></text:p>
      </style:header>
      <style:footer>
        <text:p text:style-name="MP2"><text:tab/>Page <text:page-number text:select-page="current">6</text:page-number>/<text:page-count>6</text:page-count></text:p>
      </style:footer>
    </style:master-page>
    <style:master-page style:name="HTML" style:page-layout-name="Mpm2" draw:style-name="Mdp1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09:51:28.393785923</meta:creation-date>
    <dc:language>fr-FR</dc:language>
    <meta:editing-cycles>15</meta:editing-cycles>
    <meta:editing-duration>PT1H11M13S</meta:editing-duration>
    <meta:generator>LibreOffice/24.2.6.2$Linux_X86_64 LibreOffice_project/420$Build-2</meta:generator>
    <dc:title>MiniAPTERROS_S8</dc:title>
    <dc:date>2024-11-24T17:03:06.871093932</dc:date>
    <meta:document-statistic meta:table-count="2" meta:image-count="0" meta:object-count="0" meta:page-count="6" meta:paragraph-count="63" meta:word-count="495" meta:character-count="3177" meta:non-whitespace-character-count="2752"/>
    <meta:user-defined meta:name="AppVersion">15.0000</meta:user-defined>
    <meta:user-defined meta:name="ContentTypeId">0x01010074495F35ED4C4E4797499184AB5D6DCA</meta:user-defined>
    <meta:user-defined meta:name="MediaServiceImageTags"/>
    <meta:template xlink:type="simple" xlink:actuate="onRequest" xlink:title="MiniAPTERROS_S8" xlink:href="../../../../../../.config/libreoffice/4/user/template/MiniAPTERROS_S8.ott" meta:date="2024-03-05T09:51:27.737285312"/>
  </office:meta>
</office:document-meta>
</file>